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dash" draw:stroke-dash="Ultrafine_20_2_20_Dots_20_3_20_Dashes" draw:fill-color="#ffffff" draw:opacity="0%" draw:opacity-name="" draw:textarea-horizontal-align="justify" draw:textarea-vertical-align="middle" draw:auto-grow-height="false" fo:min-height="4.35cm" fo:min-width="4.9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2_20_Dots_20_3_20_Dashes" draw:fill-color="#ffffff" draw:opacity="0%" draw:opacity-name="" draw:textarea-horizontal-align="justify" draw:textarea-vertical-align="middle" draw:auto-grow-height="false" fo:min-height="1.75cm" fo:min-width="19.7cm"/>
    </style:style>
    <style:style style:name="pr1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3.4cm" svg:height="2.2cm" svg:x="2.3cm" svg:y="7.6cm">
          <text:p text:style-name="P1">PC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.2cm" svg:x="12cm" svg:y="7.6cm">
          <text:p text:style-name="P1">PC 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.2cm" svg:x="21.7cm" svg:y="7.6cm">
          <text:p text:style-name="P1">PC 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5.4cm" svg:y1="8.6cm" svg:x2="21.7cm" svg:y2="8.6cm">
          <text:p/>
        </draw:line>
        <draw:line draw:style-name="gr2" draw:text-style-name="P2" draw:layer="layout" svg:x1="5.7cm" svg:y1="8.6cm" svg:x2="12cm" svg:y2="8.6cm">
          <text:p/>
        </draw:line>
        <draw:frame draw:style-name="gr3" draw:text-style-name="P3" draw:layer="layout" svg:width="3.846cm" svg:height="0.963cm" svg:x="21.554cm" svg:y="9.8cm">
          <draw:text-box>
            <text:p>192.168.3.4</text:p>
          </draw:text-box>
        </draw:frame>
        <draw:frame draw:style-name="gr3" draw:text-style-name="P3" draw:layer="layout" svg:width="4.727cm" svg:height="0.963cm" svg:x="6.6cm" svg:y="10.037cm">
          <draw:text-box>
            <text:p>192.168.5.0/24</text:p>
          </draw:text-box>
        </draw:frame>
        <draw:frame draw:style-name="gr3" draw:text-style-name="P3" draw:layer="layout" svg:width="3.846cm" svg:height="0.963cm" svg:x="2.085cm" svg:y="9.891cm">
          <draw:text-box>
            <text:p>192.168.5.7</text:p>
          </draw:text-box>
        </draw:frame>
        <draw:frame draw:style-name="gr3" draw:text-style-name="P3" draw:layer="layout" svg:width="4.727cm" svg:height="0.963cm" svg:x="16.173cm" svg:y="10.1cm">
          <draw:text-box>
            <text:p>192.168.3.0/24</text:p>
          </draw:text-box>
        </draw:frame>
        <draw:frame draw:style-name="gr3" draw:text-style-name="P3" draw:layer="layout" svg:width="5.078cm" svg:height="0.963cm" svg:x="14.2cm" svg:y="6.6cm">
          <draw:text-box>
            <text:p>192.168.3.10</text:p>
          </draw:text-box>
        </draw:frame>
        <draw:frame draw:style-name="gr3" draw:text-style-name="P3" draw:layer="layout" svg:width="5.078cm" svg:height="0.963cm" svg:x="9.322cm" svg:y="6.637cm">
          <draw:text-box>
            <text:p>192.168.5.10</text:p>
          </draw:text-box>
        </draw:frame>
        <draw:frame draw:style-name="gr3" draw:text-style-name="P3" draw:layer="layout" svg:width="5.641cm" svg:height="0.963cm" svg:x="6.2cm" svg:y="9.237cm">
          <draw:text-box>
            <text:p>identificador xarxa</text:p>
          </draw:text-box>
        </draw:frame>
        <draw:frame draw:style-name="gr3" draw:text-style-name="P3" draw:layer="layout" svg:width="5.641cm" svg:height="0.963cm" svg:x="15.7cm" svg:y="9.3cm">
          <draw:text-box>
            <text:p>identificador xarxa</text:p>
          </draw:text-box>
        </draw:frame>
        <draw:custom-shape draw:style-name="gr4" draw:text-style-name="P4" draw:layer="layout" svg:width="5.4cm" svg:height="4.6cm" svg:x="6.2cm" svg:y="6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4" draw:layer="layout" svg:width="5.4cm" svg:height="4.6cm" svg:x="15.8cm" svg:y="6.4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custom-shape draw:style-name="gr1" draw:text-style-name="P1" draw:layer="layout" svg:width="3.4cm" svg:height="2.2cm" svg:x="4.701cm" svg:y="12.5cm">
          <text:p text:style-name="P1">PC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.2cm" svg:x="12.001cm" svg:y="7.6cm">
          <text:p text:style-name="P1">PC 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.2cm" svg:x="21.101cm" svg:y="12.5cm">
          <text:p text:style-name="P1">PC 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2cm" svg:y1="11cm" svg:x2="27.2cm" svg:y2="11cm">
          <text:p/>
        </draw:line>
        <draw:frame draw:style-name="gr3" draw:text-style-name="P3" draw:layer="layout" svg:width="3.846cm" svg:height="0.963cm" svg:x="20.955cm" svg:y="14.7cm">
          <draw:text-box>
            <text:p>192.168.3.4</text:p>
          </draw:text-box>
        </draw:frame>
        <draw:frame draw:style-name="gr3" draw:text-style-name="P3" draw:layer="layout" svg:width="4.727cm" svg:height="0.963cm" svg:x="13.273cm" svg:y="11cm">
          <draw:text-box>
            <text:p>192.168.3.0/24</text:p>
          </draw:text-box>
        </draw:frame>
        <draw:frame draw:style-name="gr3" draw:text-style-name="P3" draw:layer="layout" svg:width="3.846cm" svg:height="0.963cm" svg:x="4.486cm" svg:y="14.791cm">
          <draw:text-box>
            <text:p>192.168.3.7</text:p>
          </draw:text-box>
        </draw:frame>
        <draw:frame draw:style-name="gr3" draw:text-style-name="P3" draw:layer="layout" svg:width="5.078cm" svg:height="0.963cm" svg:x="11.6cm" svg:y="6.6cm">
          <draw:text-box>
            <text:p>192.168.3.10</text:p>
          </draw:text-box>
        </draw:frame>
        <draw:frame draw:style-name="gr3" draw:text-style-name="P3" draw:layer="layout" svg:width="5.641cm" svg:height="0.963cm" svg:x="7.4cm" svg:y="11cm">
          <draw:text-box>
            <text:p>identificador xarxa</text:p>
          </draw:text-box>
        </draw:frame>
        <draw:line draw:style-name="gr2" draw:text-style-name="P2" draw:layer="layout" svg:x1="13.6cm" svg:y1="9.8cm" svg:x2="13.6cm" svg:y2="11cm">
          <text:p/>
        </draw:line>
        <draw:line draw:style-name="gr2" draw:text-style-name="P2" draw:layer="layout" svg:x1="6.4cm" svg:y1="12.5cm" svg:x2="6.4cm" svg:y2="11cm">
          <text:p/>
        </draw:line>
        <draw:line draw:style-name="gr6" draw:text-style-name="P2" draw:layer="layout" svg:x1="22.7cm" svg:y1="12.5cm" svg:x2="22.7cm" svg:y2="11cm">
          <text:p/>
        </draw:line>
        <draw:frame draw:style-name="gr7" draw:text-style-name="P6" draw:layer="layout" svg:width="1.416cm" svg:height="0.962cm" svg:x="3cm" svg:y="10.2cm">
          <draw:text-box>
            <text:p>br0</text:p>
          </draw:text-box>
        </draw:frame>
        <draw:custom-shape draw:style-name="gr8" draw:text-style-name="P4" draw:layer="layout" svg:width="20.2cm" svg:height="2cm" svg:x="4.5cm" svg:y="10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8:18:46.750726563</meta:creation-date>
    <dc:date>2018-12-02T19:14:47.528239187</dc:date>
    <meta:editing-duration>PT5M18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